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How To Loose Your Seat Of Power</text:p>
      <text:p text:style-name="P3"><text:tab/>Politicians come and go like blossoms in a wasteland. They all seem to begin with their budding ideals, driving followers into fame, just to be found with their unstable imperfections out in the open, and crushed under the political fallout. My families old past is filled with powerful political figures, as the Parnell's were one of the few families with voting rights in the UK, especially most notably in Ireland, Dublin. This is the place where one of the most powerful and influential political figures grew to fame, promoting “Home Rule,” yet lost it all as if a puff of smoke.</text:p>
      <text:p text:style-name="P3"><text:tab/>The man is Charles Stewart Parnell, a man who I know of, proudly declared by my father as being related to the same Dublin family, yet probably the only cultural aspect my father chooses to tell me about. Charles was a rebel, just as everyone in my family are still to this day rebels, never seemingly fully trusting authority. Charles called for the freedom of Ireland, to end the poverty they were facing, and at one point being declared “The uncrowned king of Ireland.” A famous man who stood his ground against tyranny, placing his own life within the spotlight for enemies to pick at.</text:p>
      <text:p text:style-name="P3"><text:tab/>Charles had the strength and power to motivate individuals to group together and fight for their freedom, and showing how together they were strong. He enabled farmers to stay on their own properties when the unfair British taxes would have prevented them, utilizing intense public protests. He obstructed English legislation in order to bring attention to Ireland's needs, without destroying his own public image in the process.</text:p>
      <text:p text:style-name="P3"><text:tab/>Through all of his obstructions to the status-quo of the time, many felt hurt by Charles, and were looking to find his weakness. Charles had the greatest Achilles heal, that provided him with his greatest strength, as well as his greatest weakness; His pride. Charles felt untouchable, most likely through all of his direct obstructions in political functions without ever actually being touched, and had <text:soft-page-break/>a mass population of supporters holding him up in his position. It is even apparent that he must have also felt almost as if a God among men, and became sloppy when keeping his secrets sec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19:48:18.73</meta:creation-date>
    <dc:date>2014-09-30T09:26:11</dc:date>
    <meta:editing-duration>PT3H16M43S</meta:editing-duration>
    <meta:editing-cycles>7</meta:editing-cycles>
    <meta:generator>LibreOffice/3.5$Linux_X86_64 LibreOffice_project/350m1$Build-2</meta:generator>
    <dc:creator>trillobite </dc:creator>
    <meta:document-statistic meta:table-count="0" meta:image-count="0" meta:object-count="0" meta:page-count="2" meta:paragraph-count="5" meta:word-count="381" meta:character-count="2234" meta:non-whitespace-character-count="1854"/>
    <meta:user-defined meta:name="Info 1"/>
    <meta:user-defined meta:name="Info 2"/>
    <meta:user-defined meta:name="Info 3"/>
    <meta:user-defined meta:name="Info 4"/>
  </office:meta>
</office:document-meta>
</file>